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c47925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c47925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009bb5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9bb5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75ab24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71cm" svg:stroke-color="#c47925" draw:marker-start-width="0.305cm" draw:marker-start-center="false" draw:marker-end-width="0.305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71cm" svg:stroke-color="#0098cc" draw:marker-start-width="0.305cm" draw:marker-start-center="false" draw:marker-end-width="0.305cm" draw:marker-end-center="false" draw:fill="none" draw:fill-color="#009bb5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98cc" draw:marker-start-width="0.3cm" draw:marker-start-center="false" draw:marker-end-width="0.3cm" draw:marker-end-center="false" draw:fill="solid" draw:fill-color="#009bb5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98cc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71cm" svg:stroke-color="#6fb544" draw:marker-start-width="0.305cm" draw:marker-start-center="false" draw:marker-end-width="0.305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cm" svg:stroke-color="#6fb544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71cm" svg:stroke-color="#ad649a" draw:marker-start-width="0.305cm" draw:marker-start-center="false" draw:marker-end-width="0.305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cm" svg:stroke-color="#ad649a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4792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9bb5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009bb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009bb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c4792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374cm" svg:y1="15.004cm" svg:x2="7.573cm" svg:y2="15.205cm">
              <text:p/>
            </draw:line>
            <draw:line draw:style-name="gr1" draw:text-style-name="P1" draw:layer="layout" svg:x1="7.374cm" svg:y1="15.205cm" svg:x2="7.573cm" svg:y2="15.004cm">
              <text:p/>
            </draw:line>
          </draw:g>
          <draw:frame draw:style-name="gr2" draw:text-style-name="P3" draw:layer="layout" svg:width="0.748cm" svg:height="0.624cm" svg:x="7.354cm" svg:y="15.074cm">
            <draw:text-box>
              <text:p text:style-name="P2"><text:span text:style-name="T1">G</text:span></text:p>
            </draw:text-box>
          </draw:frame>
          <draw:frame draw:style-name="gr3" draw:text-style-name="P4" draw:layer="layout" svg:width="0.748cm" svg:height="0.624cm" svg:x="8.119cm" svg:y="15.073cm">
            <draw:text-box>
              <text:p text:style-name="P2"><text:span text:style-name="T2">G</text:span></text:p>
            </draw:text-box>
          </draw:frame>
          <draw:frame draw:style-name="gr4" draw:text-style-name="P5" draw:layer="layout" svg:width="0.748cm" svg:height="0.624cm" svg:x="11.062cm" svg:y="15.082cm">
            <draw:text-box>
              <text:p text:style-name="P2"><text:span text:style-name="T3">G</text:span></text:p>
            </draw:text-box>
          </draw:frame>
          <draw:frame draw:style-name="gr5" draw:text-style-name="P6" draw:layer="layout" svg:width="0.748cm" svg:height="0.624cm" svg:x="12.396cm" svg:y="15.06cm">
            <draw:text-box>
              <text:p text:style-name="P2"><text:span text:style-name="T4">G</text:span></text:p>
            </draw:text-box>
          </draw:frame>
          <draw:line draw:style-name="gr6" draw:text-style-name="P1" draw:layer="layout" svg:x1="6.974cm" svg:y1="14.107cm" svg:x2="6.974cm" svg:y2="15.606cm">
            <text:p/>
          </draw:line>
          <draw:line draw:style-name="gr6" draw:text-style-name="P1" draw:layer="layout" svg:x1="7.473cm" svg:y1="14.107cm" svg:x2="7.473cm" svg:y2="15.606cm">
            <text:p/>
          </draw:line>
          <draw:line draw:style-name="gr6" draw:text-style-name="P1" draw:layer="layout" svg:x1="7.974cm" svg:y1="14.107cm" svg:x2="7.974cm" svg:y2="15.606cm">
            <text:p/>
          </draw:line>
          <draw:line draw:style-name="gr6" draw:text-style-name="P1" draw:layer="layout" svg:x1="6.974cm" svg:y1="14.107cm" svg:x2="7.974cm" svg:y2="14.107cm">
            <text:p/>
          </draw:line>
          <draw:line draw:style-name="gr6" draw:text-style-name="P1" draw:layer="layout" svg:x1="6.974cm" svg:y1="14.606cm" svg:x2="7.974cm" svg:y2="14.606cm">
            <text:p/>
          </draw:line>
          <draw:line draw:style-name="gr6" draw:text-style-name="P1" draw:layer="layout" svg:x1="6.974cm" svg:y1="15.107cm" svg:x2="7.974cm" svg:y2="15.107cm">
            <text:p/>
          </draw:line>
          <draw:line draw:style-name="gr6" draw:text-style-name="P1" draw:layer="layout" svg:x1="6.974cm" svg:y1="15.606cm" svg:x2="7.974cm" svg:y2="15.606cm">
            <text:p/>
          </draw:line>
          <draw:polyline draw:style-name="gr7" draw:text-style-name="P7" draw:layer="layout" svg:width="0.498cm" svg:height="0.999cm" svg:x="6.974cm" svg:y="14.107cm" svg:viewBox="0 0 499 1000" draw:points="0,1000 0,499 499,499 0,499 0,0 499,0 499,1000">
            <text:p/>
          </draw:polyline>
          <draw:line draw:style-name="gr6" draw:text-style-name="P1" draw:layer="layout" svg:x1="8.225cm" svg:y1="14.107cm" svg:x2="8.225cm" svg:y2="15.606cm">
            <text:p/>
          </draw:line>
          <draw:line draw:style-name="gr6" draw:text-style-name="P1" draw:layer="layout" svg:x1="8.724cm" svg:y1="14.107cm" svg:x2="8.724cm" svg:y2="15.606cm">
            <text:p/>
          </draw:line>
          <draw:line draw:style-name="gr6" draw:text-style-name="P1" draw:layer="layout" svg:x1="9.225cm" svg:y1="14.107cm" svg:x2="9.225cm" svg:y2="15.606cm">
            <text:p/>
          </draw:line>
          <draw:line draw:style-name="gr6" draw:text-style-name="P1" draw:layer="layout" svg:x1="8.225cm" svg:y1="14.107cm" svg:x2="9.225cm" svg:y2="14.107cm">
            <text:p/>
          </draw:line>
          <draw:line draw:style-name="gr6" draw:text-style-name="P1" draw:layer="layout" svg:x1="8.225cm" svg:y1="14.606cm" svg:x2="9.225cm" svg:y2="14.606cm">
            <text:p/>
          </draw:line>
          <draw:line draw:style-name="gr6" draw:text-style-name="P1" draw:layer="layout" svg:x1="8.225cm" svg:y1="15.107cm" svg:x2="9.225cm" svg:y2="15.107cm">
            <text:p/>
          </draw:line>
          <draw:line draw:style-name="gr6" draw:text-style-name="P1" draw:layer="layout" svg:x1="8.225cm" svg:y1="15.606cm" svg:x2="9.225cm" svg:y2="15.606cm">
            <text:p/>
          </draw:line>
          <draw:line draw:style-name="gr6" draw:text-style-name="P1" draw:layer="layout" svg:x1="9.473cm" svg:y1="14.107cm" svg:x2="9.473cm" svg:y2="15.606cm">
            <text:p/>
          </draw:line>
          <draw:line draw:style-name="gr6" draw:text-style-name="P1" draw:layer="layout" svg:x1="9.974cm" svg:y1="14.107cm" svg:x2="9.974cm" svg:y2="15.606cm">
            <text:p/>
          </draw:line>
          <draw:line draw:style-name="gr6" draw:text-style-name="P1" draw:layer="layout" svg:x1="10.474cm" svg:y1="14.107cm" svg:x2="10.474cm" svg:y2="15.606cm">
            <text:p/>
          </draw:line>
          <draw:line draw:style-name="gr6" draw:text-style-name="P1" draw:layer="layout" svg:x1="9.473cm" svg:y1="14.107cm" svg:x2="10.473cm" svg:y2="14.107cm">
            <text:p/>
          </draw:line>
          <draw:line draw:style-name="gr6" draw:text-style-name="P1" draw:layer="layout" svg:x1="9.473cm" svg:y1="14.606cm" svg:x2="10.473cm" svg:y2="14.606cm">
            <text:p/>
          </draw:line>
          <draw:line draw:style-name="gr6" draw:text-style-name="P1" draw:layer="layout" svg:x1="9.473cm" svg:y1="15.107cm" svg:x2="10.473cm" svg:y2="15.107cm">
            <text:p/>
          </draw:line>
          <draw:line draw:style-name="gr6" draw:text-style-name="P1" draw:layer="layout" svg:x1="9.473cm" svg:y1="15.606cm" svg:x2="10.473cm" svg:y2="15.606cm">
            <text:p/>
          </draw:line>
          <draw:line draw:style-name="gr6" draw:text-style-name="P1" draw:layer="layout" svg:x1="10.724cm" svg:y1="14.107cm" svg:x2="10.724cm" svg:y2="15.606cm">
            <text:p/>
          </draw:line>
          <draw:line draw:style-name="gr6" draw:text-style-name="P1" draw:layer="layout" svg:x1="11.223cm" svg:y1="14.107cm" svg:x2="11.223cm" svg:y2="15.606cm">
            <text:p/>
          </draw:line>
          <draw:line draw:style-name="gr6" draw:text-style-name="P1" draw:layer="layout" svg:x1="11.724cm" svg:y1="14.107cm" svg:x2="11.724cm" svg:y2="15.606cm">
            <text:p/>
          </draw:line>
          <draw:line draw:style-name="gr6" draw:text-style-name="P1" draw:layer="layout" svg:x1="10.724cm" svg:y1="14.107cm" svg:x2="11.724cm" svg:y2="14.107cm">
            <text:p/>
          </draw:line>
          <draw:line draw:style-name="gr6" draw:text-style-name="P1" draw:layer="layout" svg:x1="10.724cm" svg:y1="14.606cm" svg:x2="11.724cm" svg:y2="14.606cm">
            <text:p/>
          </draw:line>
          <draw:line draw:style-name="gr6" draw:text-style-name="P1" draw:layer="layout" svg:x1="10.724cm" svg:y1="15.107cm" svg:x2="11.724cm" svg:y2="15.107cm">
            <text:p/>
          </draw:line>
          <draw:line draw:style-name="gr6" draw:text-style-name="P1" draw:layer="layout" svg:x1="10.724cm" svg:y1="15.606cm" svg:x2="11.724cm" svg:y2="15.606cm">
            <text:p/>
          </draw:line>
          <draw:line draw:style-name="gr6" draw:text-style-name="P1" draw:layer="layout" svg:x1="12.474cm" svg:y1="14.107cm" svg:x2="12.474cm" svg:y2="15.606cm">
            <text:p/>
          </draw:line>
          <draw:line draw:style-name="gr6" draw:text-style-name="P1" draw:layer="layout" svg:x1="12.975cm" svg:y1="14.107cm" svg:x2="12.975cm" svg:y2="15.606cm">
            <text:p/>
          </draw:line>
          <draw:line draw:style-name="gr6" draw:text-style-name="P1" draw:layer="layout" svg:x1="11.975cm" svg:y1="14.107cm" svg:x2="12.975cm" svg:y2="14.107cm">
            <text:p/>
          </draw:line>
          <draw:line draw:style-name="gr6" draw:text-style-name="P1" draw:layer="layout" svg:x1="11.975cm" svg:y1="14.606cm" svg:x2="12.975cm" svg:y2="14.606cm">
            <text:p/>
          </draw:line>
          <draw:line draw:style-name="gr6" draw:text-style-name="P1" draw:layer="layout" svg:x1="11.975cm" svg:y1="15.107cm" svg:x2="12.975cm" svg:y2="15.107cm">
            <text:p/>
          </draw:line>
          <draw:line draw:style-name="gr6" draw:text-style-name="P1" draw:layer="layout" svg:x1="11.975cm" svg:y1="15.606cm" svg:x2="12.975cm" svg:y2="15.606cm">
            <text:p/>
          </draw:line>
          <draw:line draw:style-name="gr6" draw:text-style-name="P1" draw:layer="layout" svg:x1="13.223cm" svg:y1="14.107cm" svg:x2="13.223cm" svg:y2="15.606cm">
            <text:p/>
          </draw:line>
          <draw:line draw:style-name="gr6" draw:text-style-name="P1" draw:layer="layout" svg:x1="13.724cm" svg:y1="14.107cm" svg:x2="13.724cm" svg:y2="15.606cm">
            <text:p/>
          </draw:line>
          <draw:line draw:style-name="gr6" draw:text-style-name="P1" draw:layer="layout" svg:x1="14.224cm" svg:y1="14.107cm" svg:x2="14.224cm" svg:y2="15.606cm">
            <text:p/>
          </draw:line>
          <draw:line draw:style-name="gr6" draw:text-style-name="P1" draw:layer="layout" svg:x1="13.223cm" svg:y1="14.107cm" svg:x2="14.223cm" svg:y2="14.107cm">
            <text:p/>
          </draw:line>
          <draw:line draw:style-name="gr6" draw:text-style-name="P1" draw:layer="layout" svg:x1="13.223cm" svg:y1="14.606cm" svg:x2="14.223cm" svg:y2="14.606cm">
            <text:p/>
          </draw:line>
          <draw:line draw:style-name="gr6" draw:text-style-name="P1" draw:layer="layout" svg:x1="13.223cm" svg:y1="15.107cm" svg:x2="14.223cm" svg:y2="15.107cm">
            <text:p/>
          </draw:line>
          <draw:line draw:style-name="gr6" draw:text-style-name="P1" draw:layer="layout" svg:x1="13.223cm" svg:y1="15.606cm" svg:x2="14.223cm" svg:y2="15.606cm">
            <text:p/>
          </draw:line>
          <draw:polyline draw:style-name="gr8" draw:text-style-name="P8" draw:layer="layout" svg:width="0.498cm" svg:height="0.999cm" svg:x="8.726cm" svg:y="14.107cm" svg:viewBox="0 0 499 1000" draw:points="499,0 0,0 0,1000 499,1000">
            <text:p/>
          </draw:polyline>
          <draw:g>
            <draw:line draw:style-name="gr9" draw:text-style-name="P9" draw:layer="layout" svg:x1="8.623cm" svg:y1="15.004cm" svg:x2="8.822cm" svg:y2="15.205cm">
              <text:p/>
            </draw:line>
            <draw:line draw:style-name="gr10" draw:text-style-name="P1" draw:layer="layout" svg:x1="8.623cm" svg:y1="15.205cm" svg:x2="8.822cm" svg:y2="15.004cm">
              <text:p/>
            </draw:line>
          </draw:g>
          <draw:polyline draw:style-name="gr11" draw:text-style-name="P7" draw:layer="layout" svg:width="0.5cm" svg:height="0.999cm" svg:x="9.473cm" svg:y="14.107cm" svg:viewBox="0 0 501 1000" draw:points="501,0 0,0 0,1000 501,1000 0,1000 0,499 501,499">
            <text:p/>
          </draw:polyline>
          <draw:g>
            <draw:line draw:style-name="gr12" draw:text-style-name="P1" draw:layer="layout" svg:x1="9.876cm" svg:y1="15.505cm" svg:x2="10.074cm" svg:y2="15.704cm">
              <text:p/>
            </draw:line>
            <draw:line draw:style-name="gr12" draw:text-style-name="P1" draw:layer="layout" svg:x1="9.876cm" svg:y1="15.704cm" svg:x2="10.074cm" svg:y2="15.505cm">
              <text:p/>
            </draw:line>
          </draw:g>
          <draw:frame draw:style-name="gr5" draw:text-style-name="P6" draw:layer="layout" svg:width="0.748cm" svg:height="0.624cm" svg:x="9.854cm" svg:y="15.106cm">
            <draw:text-box>
              <text:p text:style-name="P2"><text:span text:style-name="T4">G</text:span></text:p>
            </draw:text-box>
          </draw:frame>
          <draw:polyline draw:style-name="gr13" draw:text-style-name="P7" draw:layer="layout" svg:width="0.498cm" svg:height="0.999cm" svg:x="10.724cm" svg:y="14.107cm" svg:viewBox="0 0 499 1000" draw:points="499,0 0,0 0,1000 0,501 250,501">
            <text:p/>
          </draw:polyline>
          <draw:g>
            <draw:line draw:style-name="gr14" draw:text-style-name="P1" draw:layer="layout" svg:x1="11.124cm" svg:y1="15.006cm" svg:x2="11.323cm" svg:y2="15.205cm">
              <text:p/>
            </draw:line>
            <draw:line draw:style-name="gr14" draw:text-style-name="P1" draw:layer="layout" svg:x1="11.124cm" svg:y1="15.205cm" svg:x2="11.323cm" svg:y2="15.006cm">
              <text:p/>
            </draw:line>
          </draw:g>
          <draw:line draw:style-name="gr6" draw:text-style-name="P1" draw:layer="layout" svg:x1="11.975cm" svg:y1="14.107cm" svg:x2="11.975cm" svg:y2="15.606cm">
            <text:p/>
          </draw:line>
          <draw:g>
            <draw:line draw:style-name="gr12" draw:text-style-name="P1" draw:layer="layout" svg:x1="12.874cm" svg:y1="15.006cm" svg:x2="13.073cm" svg:y2="15.207cm">
              <text:p/>
            </draw:line>
            <draw:line draw:style-name="gr12" draw:text-style-name="P1" draw:layer="layout" svg:x1="12.874cm" svg:y1="15.207cm" svg:x2="13.073cm" svg:y2="15.006cm">
              <text:p/>
            </draw:line>
          </draw:g>
          <draw:g>
            <draw:line draw:style-name="gr1" draw:text-style-name="P1" draw:layer="layout" svg:x1="13.624cm" svg:y1="14.006cm" svg:x2="13.823cm" svg:y2="14.205cm">
              <text:p/>
            </draw:line>
            <draw:line draw:style-name="gr1" draw:text-style-name="P1" draw:layer="layout" svg:x1="13.624cm" svg:y1="14.205cm" svg:x2="13.823cm" svg:y2="14.006cm">
              <text:p/>
            </draw:line>
          </draw:g>
          <draw:frame draw:style-name="gr15" draw:text-style-name="P3" draw:layer="layout" svg:width="0.748cm" svg:height="0.624cm" svg:x="13.513cm" svg:y="14.053cm">
            <draw:text-box>
              <text:p text:style-name="P2"><text:span text:style-name="T1">G</text:span></text:p>
            </draw:text-box>
          </draw:frame>
          <draw:polyline draw:style-name="gr7" draw:text-style-name="P7" draw:layer="layout" svg:width="0.5cm" svg:height="0.999cm" svg:x="13.723cm" svg:y="14.606cm" svg:viewBox="0 0 501 1000" draw:points="0,0 0,1000 501,1000">
            <text:p/>
          </draw:polyline>
          <draw:polyline draw:style-name="gr11" draw:text-style-name="P7" draw:layer="layout" svg:width="0.5cm" svg:height="0.999cm" svg:x="11.975cm" svg:y="14.107cm" svg:viewBox="0 0 501 1000" draw:points="0,0 0,1000 0,501 501,501 501,0 501,10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7:00.310711410</meta:creation-date>
    <dc:date>2018-04-10T16:09:28.041114395</dc:date>
    <meta:editing-duration>PT2M28S</meta:editing-duration>
    <meta:editing-cycles>1</meta:editing-cycles>
    <meta:document-statistic meta:object-count="73"/>
    <meta:generator>LibreOffice/6.0.0.3$MacOSX_X86_64 LibreOffice_project/64a0f66915f38c6217de274f0aa8e15618924765</meta:generator>
  </office:meta>
</office:document-meta>
</file>